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 menor tempo<text:s/>no<text:s/>grupo nessa experiência,<text:s/>foi do José (8 minutos e 28 segundos). Já a média é de 14 minutos e 49 segundos. As opiniões da equipe é, Laís: “Sinceramente o jogo é divertido quando se pega o jeito<text:s/>(que leva um tempinho até se entender como fazer tudo certo) porém um pouco confuso e acho que a maioria também achou,<text:s/>às vezes mesmo quebrando a cabeça a resposta não faz muito sentido, é bom para entender o conteúdo de Química mais facilmente”;<text:s/>para a Ana, essa experiência é ótima para a aprendizagem, ajudando o aluno a entender mais sobre o balanceamento das equações. Nos níveis um e dois, estava fácil, já no terceiro, ficou mais complicado; José: “A<text:s/>princípio o jogo foi fácil e divertido, até o início da 3 terceira fase, onde começou a dificultar. porém mesmo com essa dificuldade eu fiz em um tempo bom e com 3,5 estrelas”; Breno: “Eu achei bem desafiador, criativo e divertido, a fase 1 e 2 não é muito complicada, mas a<text:s/>partir da fase 3 o jogo começa a complicar de verdade.”; Yasmin: “O jogo é muito interessante, é uma forma divertida de aprender a balancear equações quando você pega o jeito, porém precisa de muita atenção e requer muita paciência.”; Gabriel Riquelme: “No princípio estava bem fácil estava conseguindo terminar o<text:s/>nível<text:s/>1 e o<text:s/>nível 2 em menos de 3 minutos cada um, porém, quando cheguei no<text:s/>nível 3 achei bem desafiador por conta no raciocínio lógico e rápido.”; Gabriel Angel: “Jogo interessante e intuitivo, achei bem desafiador no final, mas, poderia ter mais variedades.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3-09-29T19:23:00Z</meta:creation-date>
    <dc:date>2023-09-29T19:49:00Z</dc:date>
    <meta:template xlink:href="Normal" xlink:type="simple"/>
    <meta:editing-cycles>1</meta:editing-cycles>
    <meta:editing-duration>PT1560S</meta:editing-duration>
    <meta:document-statistic meta:page-count="1" meta:paragraph-count="3" meta:word-count="237" meta:character-count="1515" meta:row-count="10" meta:non-whitespace-character-count="1281"/>
  </office:meta>
</office:document-meta>
</file>